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0000000100FAD71E852FAD12F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font-size="12pt" style:font-size-asian="12pt" style:font-size-complex="12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P6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P7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P8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P9" style:family="paragraph" style:parent-style-name="Footer">
      <style:paragraph-properties fo:text-align="center" style:justify-single-word="false"/>
      <style:text-properties fo:font-size="9pt" officeooo:paragraph-rsid="00166ab1" style:font-size-asian="9pt" style:font-size-complex="9pt"/>
    </style:style>
    <style:style style:name="P10" style:family="paragraph" style:parent-style-name="Footer">
      <style:paragraph-properties fo:text-align="center" style:justify-single-word="false"/>
      <style:text-properties fo:font-size="9pt" officeooo:paragraph-rsid="001b7e2b" style:font-size-asian="9pt" style:font-size-complex="9pt"/>
    </style:style>
    <style:style style:name="T1" style:family="text">
      <style:text-properties style:font-name="Cantarel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MP4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MP5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MP6" style:family="paragraph" style:parent-style-name="Footer">
      <style:paragraph-properties fo:text-align="center" style:justify-single-word="false"/>
      <style:text-properties fo:font-size="9pt" officeooo:paragraph-rsid="00166ab1" style:font-size-asian="9pt" style:font-size-complex="9pt"/>
    </style:style>
    <style:style style:name="MP7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MP8" style:family="paragraph" style:parent-style-name="Footer">
      <style:paragraph-properties fo:text-align="center" style:justify-single-word="false"/>
      <style:text-properties fo:font-size="9pt" officeooo:paragraph-rsid="001b7e2b" style:font-size-asian="9pt" style:font-size-complex="9pt"/>
    </style:style>
    <style:style style:name="MT1" style:family="text">
      <style:text-properties style:font-name="Cantarell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/>
    </style:style>
    <style:style style:name="Mfr2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x="5.7984in" svg:y="0.0091in" svg:width="1.028in" draw:z-index="0"><draw:text-box fo:min-height="0.7465in"><text:p text:style-name="MP2"><draw:frame draw:style-name="Mfr2" draw:name="Image1" text:anchor-type="as-char" svg:width="0.6945in" svg:height="0.6945in" draw:z-index="1"><draw:image xlink:href="Pictures/100002010000010000000100FAD71E852FAD12FB.png" xlink:type="simple" xlink:show="embed" xlink:actuate="onLoad"/></draw:frame></text:p></draw:text-box></draw:frame><text:placeholder text:placeholder-type="text">&lt;user.company.rec_name&gt;</text:placeholder></text:p>
        <text:p text:style-name="MP3"><text:placeholder text:placeholder-type="text">&lt;if test="user.company.party.addresses"&gt;</text:placeholder></text:p>
        <text:p text:style-name="MP3"><text:placeholder text:placeholder-type="text">&lt;for each="line in user.company.party.addresses[0].full_address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  <text:p text:style-name="MP3"><text:placeholder text:placeholder-type="text">&lt;if test="user.company.party.phone"&gt;</text:placeholder></text:p>
        <text:p text:style-name="MP3">Phone: <text:placeholder text:placeholder-type="text">&lt;user.company.party.phone&gt;</text:placeholder></text:p>
        <text:p text:style-name="MP3"><text:placeholder text:placeholder-type="text">&lt;/if&gt;</text:placeholder></text:p>
        <text:p text:style-name="MP3"><text:placeholder text:placeholder-type="text">&lt;if test="user.company.party.email"&gt;</text:placeholder></text:p>
        <text:p text:style-name="MP3">E-Mail: <text:placeholder text:placeholder-type="text">&lt;user.company.party.email&gt;</text:placeholder></text:p>
        <text:p text:style-name="MP3"><text:placeholder text:placeholder-type="text">&lt;/if&gt;</text:placeholder></text:p>
        <text:p text:style-name="MP4"/>
        <text:p text:style-name="MP5"><text:placeholder text:placeholder-type="text">&lt;if test="user.company.header"&gt;</text:placeholder></text:p>
        <text:p text:style-name="MP5"><text:placeholder text:placeholder-type="text">&lt;for each="line in user.company.header.split('\n')"&gt;</text:placeholder></text:p>
        <text:p text:style-name="MP5"><text:placeholder text:placeholder-type="text">&lt;line&gt;</text:placeholder></text:p>
        <text:p text:style-name="MP5"><text:placeholder text:placeholder-type="text">&lt;/for&gt;</text:placeholder></text:p>
        <text:p text:style-name="MP6"><text:span text:style-name="MT1"><text:placeholder text:placeholder-type="text">&lt;/if&gt;</text:placeholder></text:span></text:p>
      </style:header>
      <style:footer>
        <text:p text:style-name="MP7"><text:placeholder text:placeholder-type="text">&lt;if test="user.company.footer"&gt;</text:placeholder></text:p>
        <text:p text:style-name="MP7"><text:placeholder text:placeholder-type="text">&lt;for each="line in user.company.footer.split('\n')"&gt;</text:placeholder></text:p>
        <text:p text:style-name="MP7"><text:placeholder text:placeholder-type="text">&lt;line&gt;</text:placeholder></text:p>
        <text:p text:style-name="MP7"><text:placeholder text:placeholder-type="text">&lt;/for&gt;</text:placeholder></text:p>
        <text:p text:style-name="MP8"><text:span text:style-name="MT1"><text:placeholder text:placeholder-type="text">&lt;/if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1" meta:object-count="0" meta:page-count="1" meta:paragraph-count="23" meta:word-count="38" meta:character-count="476" meta:non-whitespace-character-count="460"/>
    <meta:user-defined meta:name="Info 1"/>
    <meta:user-defined meta:name="Info 2"/>
    <meta:user-defined meta:name="Info 3"/>
    <meta:user-defined meta:name="Info 4"/>
  </office:meta>
</office:document-meta>
</file>